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2-26_21-04-01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27_01-38-39_000.jpg</text:p>
          </table:table-cell>
          <table:table-cell table:style-name="ce34" office:value-type="string">
            <text:p>:m #*# RES / JVEMV6 64#130_eki / 『新釈漢文大系　２３　易経　上』 著者=今井宇三郎,校注=~ / p.~ / w=乾上乾下；倭点,topic=~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#*# RES / JVEMV6 64#130_eki / 『新釈漢文大系　２３　易経　上』 著者=今井宇三郎,校注=~ / p.~ / w=乾上乾下；倭点,topic=~,other=~">
            <text:p>:m #*# RES / JVEMV6 64#130_eki / 『新釈漢文大系　２３　易経　上』 著者=今井宇三郎,校注=~ / p.~ / w=乾上乾下；倭点,topic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27_02-43-11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2-27_02-43-16_000.jpg</text:p>
          </table:table-cell>
          <table:table-cell table:style-name="ce25" office:value-type="string">
            <text:p>:m :PHOTO 寝た時刻 / 2022</text:p>
          </table:table-cell>
          <table:table-cell table:style-name="ce18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2-27_08-34-03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2-27_08-35-47_000.jpg</text:p>
          </table:table-cell>
          <table:table-cell table:style-name="ce34" office:value-type="string">
            <text:p>:tome / (lang=ja) / topic=数学 / content=「数学遊び」、大事。嫌々でも、毎日やろう。 || 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tome / (lang=ja) / topic=数学 / content=「数学遊び」、大事。嫌々でも、毎日やろう。 || :m 記録 / お酒：飲んだ量">
            <text:p>:tome / (lang=ja) / topic=数学 / content=「数学遊び」、大事。嫌々でも、毎日やろう。 || :m 記録 / お酒：飲んだ量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2-27_08-47-16_000.mp4</text:p>
          </table:table-cell>
          <table:table-cell table:style-name="ce34" office:value-type="string">
            <text:p>:VIDEO / @自宅 / 体操 / when=朝 / what= / for=tips:前屈：やり方,other=~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VIDEO / @自宅 / 体操 / when=朝 / what= / for=tips:前屈：やり方,other=~">
            <text:p>:VIDEO / @自宅 / 体操 / when=朝 / what= / for=tips:前屈：やり方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2-27_16-54-05_000.jpg</text:p>
          </table:table-cell>
          <table:table-cell table:style-name="ce34" office:value-type="string">
            <text:p>:m RES 1*1 / free# JVEMV6 68#_189:1 / 68. theoretical-physics(tp) / w=~,topics=configuration,other=~,s=~,i=~,doc=r-2-6~3;r-11-1~1.2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:m RES 1*1 / free# JVEMV6 68#_189:1 / 68. theoretical-physics(tp) / w=~,topics=configuration,other=~,s=~,i=~,doc=r-2-6~3;r-11-1~1.2">
            <text:p>:m RES 1*1 / free# JVEMV6 68#_189:1 / 68. theoretical-physics(tp) / w=~,topics=configuration,other=~,s=~,i=~,doc=r-2-6~3;r-11-1~1.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2-27_18-01-09_000.jpg</text:p>
          </table:table-cell>
          <table:table-cell table:style-name="ce34" office:value-type="string">
            <text:p>:m RES 1*2 / free# JVEMV6 68#_189:2 / 68. theoretical-physics(tp) / w=~,topics=回転行列；座標変換,other=orig:単位行列；対角行列,s=~,i=~,doc=r-8-1~4.1</text:p>
          </table:table-cell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string" office:string-value=":m RES 1*2 / free# JVEMV6 68#_189:2 / 68. theoretical-physics(tp) / w=~,topics=回転行列；座標変換,other=orig:単位行列；対角行列,s=~,i=~,doc=r-8-1~4.1">
            <text:p>:m RES 1*2 / free# JVEMV6 68#_189:2 / 68. theoretical-physics(tp) / w=~,topics=回転行列；座標変換,other=orig:単位行列；対角行列,s=~,i=~,doc=r-8-1~4.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2-27_18-01-30_000.jpg</text:p>
          </table:table-cell>
          <table:table-cell table:style-name="ce34" office:value-type="string">
            <text:p>:m RES 2*2 / free# JVEMV6 68#_189:2 / 68. theoretical-physics(tp) / w=~,topics=回転行列；座標変換,other=~,s=~,i=~,doc=r-8-1~4.1#2</text:p>
          </table:table-cell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string" office:string-value=":m RES 2*2 / free# JVEMV6 68#_189:2 / 68. theoretical-physics(tp) / w=~,topics=回転行列；座標変換,other=~,s=~,i=~,doc=r-8-1~4.1#2">
            <text:p>:m RES 2*2 / free# JVEMV6 68#_189:2 / 68. theoretical-physics(tp) / w=~,topics=回転行列；座標変換,other=~,s=~,i=~,doc=r-8-1~4.1#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2-27_18-18-26_000.mp4</text:p>
          </table:table-cell>
          <table:table-cell table:style-name="ce25" office:value-type="string">
            <text:p>:VIDEO / @自室 / 記録 / jap.flute / 演奏、play / R=1 / genr=todays-melody,i.f.=~,Re+,other=~,for=音を揺らす</text:p>
          </table:table-cell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string" office:string-value=":VIDEO / @自室 / 記録 / jap.flute / 演奏、play / R=1 / genr=todays-melody,i.f.=~,Re+,other=~,for=音を揺らす">
            <text:p>:VIDEO / @自室 / 記録 / jap.flute / 演奏、play / R=1 / genr=todays-melody,i.f.=~,Re+,other=~,for=音を揺らす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2-27_18-54-33_000.mp4</text:p>
          </table:table-cell>
          <table:table-cell table:style-name="ce25" office:value-type="string">
            <text:p>:VIDEO / @自室 / 記録 / jap.flute / 演奏、play / R=2 / genr=todays-melody,i.f.=~,Re+,other=~</text:p>
          </table:table-cell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string" office:string-value=":VIDEO / @自室 / 記録 / jap.flute / 演奏、play / R=2 / genr=todays-melody,i.f.=~,Re+,other=~">
            <text:p>:VIDEO / @自室 / 記録 / jap.flute / 演奏、play / R=2 / genr=todays-melody,i.f.=~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2-27_19-02-57_000.jpg</text:p>
          </table:table-cell>
          <table:table-cell table:style-name="ce34" office:value-type="string">
            <text:p>:m :篠笛,shinobue #*# / session-memo / s.1:res,for=１全音以上のスラー,Re+,notes=h:4`-6`,R=1 \\\ s.2:res,for=１全音以上のスラー,Re+,notes=h:3`-6` \\\ s.3:training,genr=甲音、乙音、往来,i.f.=~,notes=h:3-4-5-6,Re+,other=~ \\\ s.4:training,genr=甲音、乙音、往来,i.f.=~,notes=h:6-&gt;4;5-&gt;3`-6-3` s.5:todays-melody,R=2,i.f.=~,Re+,other=~</text:p>
          </table:table-cell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string" office:string-value=":m :篠笛,shinobue #*# / session-memo / s.1:res,for=１全音以上のスラー,Re+,notes=h:4`-6`,R=1 \\\ s.2:res,for=１全音以上のスラー,Re+,notes=h:3`-6` \\\ s.3:training,genr=甲音、乙音、往来,i.f.=~,notes=h:3-4-5-6,Re+,other=~ \\\ s.4:training,genr=甲音、乙音、往来,i.f.=~,notes=h:6-&gt;4;5-&gt;3`-6-3` s.5:todays-melody,R=2,i.f.=~,Re+,other=~">
            <text:p>:m :篠笛,shinobue #*# / session-memo / s.1:res,for=１全音以上のスラー,Re+,notes=h:4`-6`,R=1 \\\ s.2:res,for=１全音以上のスラー,Re+,notes=h:3`-6` \\\ s.3:training,genr=甲音、乙音、往来,i.f.=~,notes=h:3-4-5-6,Re+,other=~ \\\ s.4:training,genr=甲音、乙音、往来,i.f.=~,notes=h:6-&gt;4;5-&gt;3`-6-3` s.5:todays-melody,R=2,i.f.=~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6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8">2022/02/28</text:date>, <text:time>11:02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28T11:02:17.12</dc:date>
    <dc:creator>iwabuchi ken</dc:creator>
    <meta:editing-duration>P43DT14H12M23S</meta:editing-duration>
    <meta:editing-cycles>14648</meta:editing-cycles>
    <meta:document-statistic meta:table-count="2" meta:cell-count="497" meta:object-count="0"/>
    <meta:user-defined meta:name="qrichtext">1</meta:user-defined>
  </office:meta>
</office:document-meta>
</file>